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3835in"/>
    </style:style>
    <style:style style:name="co6" style:family="table-column">
      <style:table-column-properties fo:break-before="auto" style:column-width="2.702in"/>
    </style:style>
    <style:style style:name="co7" style:family="table-column">
      <style:table-column-properties fo:break-before="auto" style:column-width="2.2193in"/>
    </style:style>
    <style:style style:name="co8" style:family="table-column">
      <style:table-column-properties fo:break-before="auto" style:column-width="1.8228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8551in" svg:y="3.522in">
            <draw:object draw:notify-on-update-of-ranges="Sheet1.A2:Sheet1.A17 Sheet1.I1:Sheet1.I1 Sheet1.I2:Sheet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ndering Time</text:p>
          </table:table-cell>
          <table:table-cell office:value-type="string" calcext:value-type="string">
            <text:p>Triangle Intersections</text:p>
          </table:table-cell>
          <table:table-cell office:value-type="string" calcext:value-type="string">
            <text:p>AS Intersections</text:p>
          </table:table-cell>
          <table:table-cell office:value-type="string" calcext:value-type="string">
            <text:p>Total Intersections</text:p>
          </table:table-cell>
          <table:table-cell office:value-type="string" calcext:value-type="string">
            <text:p>Memory Consumption</text:p>
          </table:table-cell>
          <table:table-cell/>
          <table:table-cell office:value-type="string" calcext:value-type="string">
            <text:p>Memory Consumption in GB</text:p>
          </table:table-cell>
          <table:table-cell office:value-type="string" calcext:value-type="string">
            <text:p>Relative Triangle Intersections</text:p>
          </table:table-cell>
          <table:table-cell/>
        </table:table-row>
        <table:table-row table:style-name="ro1">
          <table:table-cell office:value-type="string" calcext:value-type="string">
            <text:p>700k_c bvh</text:p>
          </table:table-cell>
          <table:table-cell office:value-type="float" office:value="8350" calcext:value-type="float">
            <text:p>8350</text:p>
          </table:table-cell>
          <table:table-cell office:value-type="float" office:value="205655568" calcext:value-type="float">
            <text:p>205655568</text:p>
          </table:table-cell>
          <table:table-cell office:value-type="float" office:value="2731505245" calcext:value-type="float">
            <text:p>2731505245</text:p>
          </table:table-cell>
          <table:table-cell office:value-type="float" office:value="2937160813" calcext:value-type="float">
            <text:p>2937160813</text:p>
          </table:table-cell>
          <table:table-cell office:value-type="float" office:value="166290108" calcext:value-type="float">
            <text:p>166290108</text:p>
          </table:table-cell>
          <table:table-cell/>
          <table:table-cell table:formula="of:=[.F2]/1000000000" office:value-type="float" office:value="0.166290108" calcext:value-type="float">
            <text:p>0.166290108</text:p>
          </table:table-cell>
          <table:table-cell table:formula="of:=[.C2]/[.$C$17]" office:value-type="float" office:value="0.0418625333377044" calcext:value-type="float">
            <text:p>0.0418625333377044</text:p>
          </table:table-cell>
          <table:table-cell/>
        </table:table-row>
        <table:table-row table:style-name="ro1">
          <table:table-cell office:value-type="string" calcext:value-type="string">
            <text:p>70k_c bvh</text:p>
          </table:table-cell>
          <table:table-cell office:value-type="float" office:value="8409" calcext:value-type="float">
            <text:p>8409</text:p>
          </table:table-cell>
          <table:table-cell office:value-type="float" office:value="212555620" calcext:value-type="float">
            <text:p>212555620</text:p>
          </table:table-cell>
          <table:table-cell office:value-type="float" office:value="2858222702" calcext:value-type="float">
            <text:p>2858222702</text:p>
          </table:table-cell>
          <table:table-cell office:value-type="float" office:value="3070778322" calcext:value-type="float">
            <text:p>3070778322</text:p>
          </table:table-cell>
          <table:table-cell office:value-type="float" office:value="16384052" calcext:value-type="float">
            <text:p>16384052</text:p>
          </table:table-cell>
          <table:table-cell/>
          <table:table-cell table:formula="of:=[.F3]/1000000000" office:value-type="float" office:value="0.016384052" calcext:value-type="float">
            <text:p>0.016384052</text:p>
          </table:table-cell>
          <table:table-cell table:formula="of:=[.C3]/[.$C$17]" office:value-type="float" office:value="0.0432670839642252" calcext:value-type="float">
            <text:p>0.0432670839642252</text:p>
          </table:table-cell>
          <table:table-cell/>
        </table:table-row>
        <table:table-row table:style-name="ro1">
          <table:table-cell office:value-type="string" calcext:value-type="string">
            <text:p>800_d bvh</text:p>
          </table:table-cell>
          <table:table-cell office:value-type="float" office:value="9151" calcext:value-type="float">
            <text:p>9151</text:p>
          </table:table-cell>
          <table:table-cell office:value-type="float" office:value="221697450" calcext:value-type="float">
            <text:p>221697450</text:p>
          </table:table-cell>
          <table:table-cell office:value-type="float" office:value="3601263695" calcext:value-type="float">
            <text:p>3601263695</text:p>
          </table:table-cell>
          <table:table-cell office:value-type="float" office:value="3822961145" calcext:value-type="float">
            <text:p>3822961145</text:p>
          </table:table-cell>
          <table:table-cell office:value-type="float" office:value="186332" calcext:value-type="float">
            <text:p>186332</text:p>
          </table:table-cell>
          <table:table-cell/>
          <table:table-cell table:formula="of:=[.F4]/1000000000" office:value-type="float" office:value="0.000186332" calcext:value-type="float">
            <text:p>0.000186332</text:p>
          </table:table-cell>
          <table:table-cell table:formula="of:=[.C4]/[.$C$17]" office:value-type="float" office:value="0.045127963136447" calcext:value-type="float">
            <text:p>0.045127963136447</text:p>
          </table:table-cell>
          <table:table-cell/>
        </table:table-row>
        <table:table-row table:style-name="ro1">
          <table:table-cell office:value-type="string" calcext:value-type="string">
            <text:p>7k_c bvh</text:p>
          </table:table-cell>
          <table:table-cell office:value-type="float" office:value="9036" calcext:value-type="float">
            <text:p>9036</text:p>
          </table:table-cell>
          <table:table-cell office:value-type="float" office:value="239533250" calcext:value-type="float">
            <text:p>239533250</text:p>
          </table:table-cell>
          <table:table-cell office:value-type="float" office:value="3377344388" calcext:value-type="float">
            <text:p>3377344388</text:p>
          </table:table-cell>
          <table:table-cell office:value-type="float" office:value="3616877638" calcext:value-type="float">
            <text:p>3616877638</text:p>
          </table:table-cell>
          <table:table-cell office:value-type="float" office:value="1689252" calcext:value-type="float">
            <text:p>1689252</text:p>
          </table:table-cell>
          <table:table-cell/>
          <table:table-cell table:formula="of:=[.F5]/1000000000" office:value-type="float" office:value="0.001689252" calcext:value-type="float">
            <text:p>0.001689252</text:p>
          </table:table-cell>
          <table:table-cell table:formula="of:=[.C5]/[.$C$17]" office:value-type="float" office:value="0.0487585566543654" calcext:value-type="float">
            <text:p>0.0487585566543654</text:p>
          </table:table-cell>
          <table:table-cell/>
        </table:table-row>
        <table:table-row table:style-name="ro1">
          <table:table-cell office:value-type="string" calcext:value-type="string">
            <text:p>800_c bvh</text:p>
          </table:table-cell>
          <table:table-cell office:value-type="float" office:value="8838" calcext:value-type="float">
            <text:p>8838</text:p>
          </table:table-cell>
          <table:table-cell office:value-type="float" office:value="246359339" calcext:value-type="float">
            <text:p>246359339</text:p>
          </table:table-cell>
          <table:table-cell office:value-type="float" office:value="3183892895" calcext:value-type="float">
            <text:p>3183892895</text:p>
          </table:table-cell>
          <table:table-cell office:value-type="float" office:value="3430252234" calcext:value-type="float">
            <text:p>3430252234</text:p>
          </table:table-cell>
          <table:table-cell office:value-type="float" office:value="185172" calcext:value-type="float">
            <text:p>185172</text:p>
          </table:table-cell>
          <table:table-cell/>
          <table:table-cell table:formula="of:=[.F6]/1000000000" office:value-type="float" office:value="0.000185172" calcext:value-type="float">
            <text:p>0.000185172</text:p>
          </table:table-cell>
          <table:table-cell table:formula="of:=[.C6]/[.$C$17]" office:value-type="float" office:value="0.0501480516294231" calcext:value-type="float">
            <text:p>0.0501480516294231</text:p>
          </table:table-cell>
          <table:table-cell/>
        </table:table-row>
        <table:table-row table:style-name="ro1">
          <table:table-cell office:value-type="string" calcext:value-type="string">
            <text:p>7k_d bvh</text:p>
          </table:table-cell>
          <table:table-cell office:value-type="float" office:value="14540" calcext:value-type="float">
            <text:p>14540</text:p>
          </table:table-cell>
          <table:table-cell office:value-type="float" office:value="264115685" calcext:value-type="float">
            <text:p>264115685</text:p>
          </table:table-cell>
          <table:table-cell office:value-type="float" office:value="7269363634" calcext:value-type="float">
            <text:p>7269363634</text:p>
          </table:table-cell>
          <table:table-cell office:value-type="float" office:value="7533479319" calcext:value-type="float">
            <text:p>7533479319</text:p>
          </table:table-cell>
          <table:table-cell office:value-type="float" office:value="1707116" calcext:value-type="float">
            <text:p>1707116</text:p>
          </table:table-cell>
          <table:table-cell/>
          <table:table-cell table:formula="of:=[.F7]/1000000000" office:value-type="float" office:value="0.001707116" calcext:value-type="float">
            <text:p>0.001707116</text:p>
          </table:table-cell>
          <table:table-cell table:formula="of:=[.C7]/[.$C$17]" office:value-type="float" office:value="0.0537624717669844" calcext:value-type="float">
            <text:p>0.0537624717669844</text:p>
          </table:table-cell>
          <table:table-cell/>
        </table:table-row>
        <table:table-row table:style-name="ro1">
          <table:table-cell office:value-type="string" calcext:value-type="string">
            <text:p>70k_d bvh</text:p>
          </table:table-cell>
          <table:table-cell office:value-type="float" office:value="37373" calcext:value-type="float">
            <text:p>37373</text:p>
          </table:table-cell>
          <table:table-cell office:value-type="float" office:value="603477209" calcext:value-type="float">
            <text:p>603477209</text:p>
          </table:table-cell>
          <table:table-cell office:value-type="float" office:value="20904629468" calcext:value-type="float">
            <text:p>20904629468</text:p>
          </table:table-cell>
          <table:table-cell office:value-type="float" office:value="21508106677" calcext:value-type="float">
            <text:p>21508106677</text:p>
          </table:table-cell>
          <table:table-cell office:value-type="float" office:value="16428364" calcext:value-type="float">
            <text:p>16428364</text:p>
          </table:table-cell>
          <table:table-cell/>
          <table:table-cell table:formula="of:=[.F8]/1000000000" office:value-type="float" office:value="0.016428364" calcext:value-type="float">
            <text:p>0.016428364</text:p>
          </table:table-cell>
          <table:table-cell table:formula="of:=[.C8]/[.$C$17]" office:value-type="float" office:value="0.122841725249604" calcext:value-type="float">
            <text:p>0.122841725249604</text:p>
          </table:table-cell>
          <table:table-cell/>
        </table:table-row>
        <table:table-row table:style-name="ro1">
          <table:table-cell office:value-type="string" calcext:value-type="string">
            <text:p>700k_c 2plane</text:p>
          </table:table-cell>
          <table:table-cell office:value-type="float" office:value="7716" calcext:value-type="float">
            <text:p>7716</text:p>
          </table:table-cell>
          <table:table-cell office:value-type="float" office:value="656004013" calcext:value-type="float">
            <text:p>656004013</text:p>
          </table:table-cell>
          <table:table-cell office:value-type="float" office:value="1243998419" calcext:value-type="float">
            <text:p>1243998419</text:p>
          </table:table-cell>
          <table:table-cell office:value-type="float" office:value="1900002432" calcext:value-type="float">
            <text:p>1900002432</text:p>
          </table:table-cell>
          <table:table-cell office:value-type="float" office:value="2732859068" calcext:value-type="float">
            <text:p>2732859068</text:p>
          </table:table-cell>
          <table:table-cell/>
          <table:table-cell table:formula="of:=[.F9]/1000000000" office:value-type="float" office:value="2.732859068" calcext:value-type="float">
            <text:p>2.732859068</text:p>
          </table:table-cell>
          <table:table-cell table:formula="of:=[.C9]/[.$C$17]" office:value-type="float" office:value="0.133533899086459" calcext:value-type="float">
            <text:p>0.133533899086459</text:p>
          </table:table-cell>
          <table:table-cell/>
        </table:table-row>
        <table:table-row table:style-name="ro1">
          <table:table-cell office:value-type="string" calcext:value-type="string">
            <text:p>700k_d bvh</text:p>
          </table:table-cell>
          <table:table-cell office:value-type="float" office:value="51398" calcext:value-type="float">
            <text:p>51398</text:p>
          </table:table-cell>
          <table:table-cell office:value-type="float" office:value="702696477" calcext:value-type="float">
            <text:p>702696477</text:p>
          </table:table-cell>
          <table:table-cell office:value-type="float" office:value="26170531822" calcext:value-type="float">
            <text:p>26170531822</text:p>
          </table:table-cell>
          <table:table-cell office:value-type="float" office:value="26873228299" calcext:value-type="float">
            <text:p>26873228299</text:p>
          </table:table-cell>
          <table:table-cell office:value-type="float" office:value="166384300" calcext:value-type="float">
            <text:p>166384300</text:p>
          </table:table-cell>
          <table:table-cell/>
          <table:table-cell table:formula="of:=[.F10]/1000000000" office:value-type="float" office:value="0.1663843" calcext:value-type="float">
            <text:p>0.1663843</text:p>
          </table:table-cell>
          <table:table-cell table:formula="of:=[.C10]/[.$C$17]" office:value-type="float" office:value="0.143038454931111" calcext:value-type="float">
            <text:p>0.143038454931111</text:p>
          </table:table-cell>
          <table:table-cell/>
        </table:table-row>
        <table:table-row table:style-name="ro1">
          <table:table-cell office:value-type="string" calcext:value-type="string">
            <text:p>800_d 2plane</text:p>
          </table:table-cell>
          <table:table-cell office:value-type="float" office:value="8852" calcext:value-type="float">
            <text:p>8852</text:p>
          </table:table-cell>
          <table:table-cell office:value-type="float" office:value="733210852" calcext:value-type="float">
            <text:p>733210852</text:p>
          </table:table-cell>
          <table:table-cell office:value-type="float" office:value="2273885932" calcext:value-type="float">
            <text:p>2273885932</text:p>
          </table:table-cell>
          <table:table-cell office:value-type="float" office:value="3007096784" calcext:value-type="float">
            <text:p>3007096784</text:p>
          </table:table-cell>
          <table:table-cell office:value-type="float" office:value="4901560" calcext:value-type="float">
            <text:p>4901560</text:p>
          </table:table-cell>
          <table:table-cell/>
          <table:table-cell table:formula="of:=[.F11]/1000000000" office:value-type="float" office:value="0.00490156" calcext:value-type="float">
            <text:p>0.00490156</text:p>
          </table:table-cell>
          <table:table-cell table:formula="of:=[.C11]/[.$C$17]" office:value-type="float" office:value="0.149249855153042" calcext:value-type="float">
            <text:p>0.149249855153042</text:p>
          </table:table-cell>
          <table:table-cell/>
        </table:table-row>
        <table:table-row table:style-name="ro1">
          <table:table-cell office:value-type="string" calcext:value-type="string">
            <text:p>70k_c 2plane</text:p>
          </table:table-cell>
          <table:table-cell office:value-type="float" office:value="7552" calcext:value-type="float">
            <text:p>7552</text:p>
          </table:table-cell>
          <table:table-cell office:value-type="float" office:value="762920778" calcext:value-type="float">
            <text:p>762920778</text:p>
          </table:table-cell>
          <table:table-cell office:value-type="float" office:value="1217344352" calcext:value-type="float">
            <text:p>1217344352</text:p>
          </table:table-cell>
          <table:table-cell office:value-type="float" office:value="1980265130" calcext:value-type="float">
            <text:p>1980265130</text:p>
          </table:table-cell>
          <table:table-cell office:value-type="float" office:value="253320024" calcext:value-type="float">
            <text:p>253320024</text:p>
          </table:table-cell>
          <table:table-cell/>
          <table:table-cell table:formula="of:=[.F12]/1000000000" office:value-type="float" office:value="0.253320024" calcext:value-type="float">
            <text:p>0.253320024</text:p>
          </table:table-cell>
          <table:table-cell table:formula="of:=[.C12]/[.$C$17]" office:value-type="float" office:value="0.15529750452977" calcext:value-type="float">
            <text:p>0.15529750452977</text:p>
          </table:table-cell>
          <table:table-cell/>
        </table:table-row>
        <table:table-row table:style-name="ro1">
          <table:table-cell office:value-type="string" calcext:value-type="string">
            <text:p>800_c 2plane</text:p>
          </table:table-cell>
          <table:table-cell office:value-type="float" office:value="7880" calcext:value-type="float">
            <text:p>7880</text:p>
          </table:table-cell>
          <table:table-cell office:value-type="float" office:value="875215906" calcext:value-type="float">
            <text:p>875215906</text:p>
          </table:table-cell>
          <table:table-cell office:value-type="float" office:value="1377821178" calcext:value-type="float">
            <text:p>1377821178</text:p>
          </table:table-cell>
          <table:table-cell office:value-type="float" office:value="2253037084" calcext:value-type="float">
            <text:p>2253037084</text:p>
          </table:table-cell>
          <table:table-cell office:value-type="float" office:value="6032260" calcext:value-type="float">
            <text:p>6032260</text:p>
          </table:table-cell>
          <table:table-cell/>
          <table:table-cell table:formula="of:=[.F13]/1000000000" office:value-type="float" office:value="0.00603226" calcext:value-type="float">
            <text:p>0.00603226</text:p>
          </table:table-cell>
          <table:table-cell table:formula="of:=[.C13]/[.$C$17]" office:value-type="float" office:value="0.178155910870423" calcext:value-type="float">
            <text:p>0.178155910870423</text:p>
          </table:table-cell>
          <table:table-cell/>
        </table:table-row>
        <table:table-row table:style-name="ro1">
          <table:table-cell office:value-type="string" calcext:value-type="string">
            <text:p>7k_c 2plane</text:p>
          </table:table-cell>
          <table:table-cell office:value-type="float" office:value="8258" calcext:value-type="float">
            <text:p>8258</text:p>
          </table:table-cell>
          <table:table-cell office:value-type="float" office:value="1109069594" calcext:value-type="float">
            <text:p>1109069594</text:p>
          </table:table-cell>
          <table:table-cell office:value-type="float" office:value="1377580722" calcext:value-type="float">
            <text:p>1377580722</text:p>
          </table:table-cell>
          <table:table-cell office:value-type="float" office:value="2486650316" calcext:value-type="float">
            <text:p>2486650316</text:p>
          </table:table-cell>
          <table:table-cell office:value-type="float" office:value="35235892" calcext:value-type="float">
            <text:p>35235892</text:p>
          </table:table-cell>
          <table:table-cell/>
          <table:table-cell table:formula="of:=[.F14]/1000000000" office:value-type="float" office:value="0.035235892" calcext:value-type="float">
            <text:p>0.035235892</text:p>
          </table:table-cell>
          <table:table-cell table:formula="of:=[.C14]/[.$C$17]" office:value-type="float" office:value="0.22575835560484" calcext:value-type="float">
            <text:p>0.22575835560484</text:p>
          </table:table-cell>
          <table:table-cell/>
        </table:table-row>
        <table:table-row table:style-name="ro1">
          <table:table-cell office:value-type="string" calcext:value-type="string">
            <text:p>7k_d 2plane</text:p>
          </table:table-cell>
          <table:table-cell office:value-type="float" office:value="16650" calcext:value-type="float">
            <text:p>16650</text:p>
          </table:table-cell>
          <table:table-cell office:value-type="float" office:value="1616428055" calcext:value-type="float">
            <text:p>1616428055</text:p>
          </table:table-cell>
          <table:table-cell office:value-type="float" office:value="5728427897" calcext:value-type="float">
            <text:p>5728427897</text:p>
          </table:table-cell>
          <table:table-cell office:value-type="float" office:value="7344855952" calcext:value-type="float">
            <text:p>7344855952</text:p>
          </table:table-cell>
          <table:table-cell office:value-type="float" office:value="26811744" calcext:value-type="float">
            <text:p>26811744</text:p>
          </table:table-cell>
          <table:table-cell/>
          <table:table-cell table:formula="of:=[.F15]/1000000000" office:value-type="float" office:value="0.026811744" calcext:value-type="float">
            <text:p>0.026811744</text:p>
          </table:table-cell>
          <table:table-cell table:formula="of:=[.C15]/[.$C$17]" office:value-type="float" office:value="0.329034482258405" calcext:value-type="float">
            <text:p>0.329034482258405</text:p>
          </table:table-cell>
          <table:table-cell/>
        </table:table-row>
        <table:table-row table:style-name="ro1">
          <table:table-cell office:value-type="string" calcext:value-type="string">
            <text:p>700k_d 2plane</text:p>
          </table:table-cell>
          <table:table-cell office:value-type="float" office:value="65132" calcext:value-type="float">
            <text:p>65132</text:p>
          </table:table-cell>
          <table:table-cell office:value-type="float" office:value="4876380996" calcext:value-type="float">
            <text:p>4876380996</text:p>
          </table:table-cell>
          <table:table-cell office:value-type="float" office:value="16481305191" calcext:value-type="float">
            <text:p>16481305191</text:p>
          </table:table-cell>
          <table:table-cell office:value-type="float" office:value="21357686187" calcext:value-type="float">
            <text:p>21357686187</text:p>
          </table:table-cell>
          <table:table-cell office:value-type="float" office:value="2624106540" calcext:value-type="float">
            <text:p>2624106540</text:p>
          </table:table-cell>
          <table:table-cell/>
          <table:table-cell table:formula="of:=[.F16]/1000000000" office:value-type="float" office:value="2.62410654" calcext:value-type="float">
            <text:p>2.62410654</text:p>
          </table:table-cell>
          <table:table-cell table:formula="of:=[.C16]/[.$C$17]" office:value-type="float" office:value="0.992619183607022" calcext:value-type="float">
            <text:p>0.992619183607022</text:p>
          </table:table-cell>
          <table:table-cell/>
        </table:table-row>
        <table:table-row table:style-name="ro1">
          <table:table-cell office:value-type="string" calcext:value-type="string">
            <text:p>70k_d 2plane</text:p>
          </table:table-cell>
          <table:table-cell office:value-type="float" office:value="40618" calcext:value-type="float">
            <text:p>40618</text:p>
          </table:table-cell>
          <table:table-cell office:value-type="float" office:value="4912640292" calcext:value-type="float">
            <text:p>4912640292</text:p>
          </table:table-cell>
          <table:table-cell office:value-type="float" office:value="13053527672" calcext:value-type="float">
            <text:p>13053527672</text:p>
          </table:table-cell>
          <table:table-cell office:value-type="float" office:value="17966167964" calcext:value-type="float">
            <text:p>17966167964</text:p>
          </table:table-cell>
          <table:table-cell office:value-type="float" office:value="226288720" calcext:value-type="float">
            <text:p>226288720</text:p>
          </table:table-cell>
          <table:table-cell/>
          <table:table-cell table:formula="of:=[.F17]/1000000000" office:value-type="float" office:value="0.22628872" calcext:value-type="float">
            <text:p>0.22628872</text:p>
          </table:table-cell>
          <table:table-cell table:formula="of:=[.C17]/[.$C$17]"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H1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11:38:12.4974337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28:58.387841107</meta:creation-date>
    <dc:date>2024-09-11T12:54:16.657596507</dc:date>
    <meta:editing-duration>PT57M53S</meta:editing-duration>
    <meta:editing-cycles>5</meta:editing-cycles>
    <meta:generator>LibreOffice/24.8.0.3$Linux_X86_64 LibreOffice_project/480$Build-3</meta:generator>
    <meta:document-statistic meta:table-count="1" meta:cell-count="1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414cm" svg:y="0.185cm" style:legend-expansion="wide" chart:style-name="ch2"/>
        <chart:plot-area chart:style-name="ch3" table:cell-range-address="Sheet1.A2:Sheet1.A17 Sheet1.I1:Sheet1.I17" chart:data-source-has-labels="both" svg:x="0.32cm" svg:y="0.963cm" svg:width="15.36cm" svg:height="7.857cm">
          <chart:coordinate-region svg:x="2.828cm" svg:y="0.963cm" svg:width="12.611cm" svg:height="7.21cm"/>
          <chart:axis chart:dimension="x" chart:name="primary-x" chart:style-name="ch4" chartooo:axis-type="auto">
            <chartooo:date-scale/>
            <chart:categories table:cell-range-address="Sheet1.A2:Sheet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17" chart:label-cell-address="Sheet1.I1:Sheet1.I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Triangle Intersection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00k_c bvh</text:p>
                <draw:g>
                  <svg:desc>Sheet1.A2:Sheet1.A17</svg:desc>
                </draw:g>
              </table:table-cell>
              <table:table-cell office:value-type="float" office:value="0.0418625333377044">
                <text:p>0.0418625333377044</text:p>
                <draw:g>
                  <svg:desc>Sheet1.I2:Sheet1.I17</svg:desc>
                </draw:g>
              </table:table-cell>
            </table:table-row>
            <table:table-row>
              <table:table-cell office:value-type="string">
                <text:p>70k_c bvh</text:p>
              </table:table-cell>
              <table:table-cell office:value-type="float" office:value="0.0432670839642252">
                <text:p>0.0432670839642252</text:p>
              </table:table-cell>
            </table:table-row>
            <table:table-row>
              <table:table-cell office:value-type="string">
                <text:p>800_d bvh</text:p>
              </table:table-cell>
              <table:table-cell office:value-type="float" office:value="0.045127963136447">
                <text:p>0.045127963136447</text:p>
              </table:table-cell>
            </table:table-row>
            <table:table-row>
              <table:table-cell office:value-type="string">
                <text:p>7k_c bvh</text:p>
              </table:table-cell>
              <table:table-cell office:value-type="float" office:value="0.0487585566543654">
                <text:p>0.0487585566543654</text:p>
              </table:table-cell>
            </table:table-row>
            <table:table-row>
              <table:table-cell office:value-type="string">
                <text:p>800_c bvh</text:p>
              </table:table-cell>
              <table:table-cell office:value-type="float" office:value="0.0501480516294231">
                <text:p>0.0501480516294231</text:p>
              </table:table-cell>
            </table:table-row>
            <table:table-row>
              <table:table-cell office:value-type="string">
                <text:p>7k_d bvh</text:p>
              </table:table-cell>
              <table:table-cell office:value-type="float" office:value="0.0537624717669844">
                <text:p>0.0537624717669844</text:p>
              </table:table-cell>
            </table:table-row>
            <table:table-row>
              <table:table-cell office:value-type="string">
                <text:p>70k_d bvh</text:p>
              </table:table-cell>
              <table:table-cell office:value-type="float" office:value="0.122841725249604">
                <text:p>0.122841725249604</text:p>
              </table:table-cell>
            </table:table-row>
            <table:table-row>
              <table:table-cell office:value-type="string">
                <text:p>700k_c 2plane</text:p>
              </table:table-cell>
              <table:table-cell office:value-type="float" office:value="0.133533899086459">
                <text:p>0.133533899086459</text:p>
              </table:table-cell>
            </table:table-row>
            <table:table-row>
              <table:table-cell office:value-type="string">
                <text:p>700k_d bvh</text:p>
              </table:table-cell>
              <table:table-cell office:value-type="float" office:value="0.143038454931111">
                <text:p>0.143038454931111</text:p>
              </table:table-cell>
            </table:table-row>
            <table:table-row>
              <table:table-cell office:value-type="string">
                <text:p>800_d 2plane</text:p>
              </table:table-cell>
              <table:table-cell office:value-type="float" office:value="0.149249855153042">
                <text:p>0.149249855153042</text:p>
              </table:table-cell>
            </table:table-row>
            <table:table-row>
              <table:table-cell office:value-type="string">
                <text:p>70k_c 2plane</text:p>
              </table:table-cell>
              <table:table-cell office:value-type="float" office:value="0.15529750452977">
                <text:p>0.15529750452977</text:p>
              </table:table-cell>
            </table:table-row>
            <table:table-row>
              <table:table-cell office:value-type="string">
                <text:p>800_c 2plane</text:p>
              </table:table-cell>
              <table:table-cell office:value-type="float" office:value="0.178155910870423">
                <text:p>0.178155910870423</text:p>
              </table:table-cell>
            </table:table-row>
            <table:table-row>
              <table:table-cell office:value-type="string">
                <text:p>7k_c 2plane</text:p>
              </table:table-cell>
              <table:table-cell office:value-type="float" office:value="0.22575835560484">
                <text:p>0.22575835560484</text:p>
              </table:table-cell>
            </table:table-row>
            <table:table-row>
              <table:table-cell office:value-type="string">
                <text:p>7k_d 2plane</text:p>
              </table:table-cell>
              <table:table-cell office:value-type="float" office:value="0.329034482258405">
                <text:p>0.329034482258405</text:p>
              </table:table-cell>
            </table:table-row>
            <table:table-row>
              <table:table-cell office:value-type="string">
                <text:p>700k_d 2plane</text:p>
              </table:table-cell>
              <table:table-cell office:value-type="float" office:value="0.992619183607022">
                <text:p>0.992619183607022</text:p>
              </table:table-cell>
            </table:table-row>
            <table:table-row>
              <table:table-cell office:value-type="string">
                <text:p>70k_d 2plan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